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6.006cm" fo:min-width="17.026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528cm" fo:min-width="6.1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2.798cm" fo:min-width="6.104cm"/>
    </style:style>
    <style:style style:name="gr6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7.526cm" svg:height="16.256cm" svg:x="9.398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0.762cm" svg:y="3.556cm">
          <text:p text:style-name="P1">Manager.p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1.778cm" svg:x="9.906cm" svg:y="3.302cm">
          <text:p text:style-name="P1">__init__.p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906cm" svg:y1="4.064cm" svg:x2="5.842cm" svg:y2="4.826cm">
          <text:p/>
        </draw:line>
        <draw:custom-shape draw:style-name="gr5" draw:text-style-name="P2" draw:layer="layout" svg:width="6.604cm" svg:height="3.048cm" svg:x="9.906cm" svg:y="13.462cm">
          <text:p text:style-name="P1">Settings.py</text:p>
          <text:p text:style-name="P1">App.config配置相关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19.812cm" svg:y="2.794cm">
          <text:p text:style-name="P1">Views.p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20.32cm" svg:y="13.716cm">
          <text:p text:style-name="P1">Models.p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15.24cm" svg:y="8.636cm">
          <text:p text:style-name="P1">Ext.p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208cm" svg:y1="13.462cm" svg:x2="13.208cm" svg:y2="5.08cm">
          <text:p/>
        </draw:line>
        <draw:line draw:style-name="gr4" draw:text-style-name="P3" draw:layer="layout" svg:x1="19.812cm" svg:y1="4.318cm" svg:x2="16.51cm" svg:y2="4.318cm">
          <text:p/>
        </draw:line>
        <draw:line draw:style-name="gr4" draw:text-style-name="P3" draw:layer="layout" svg:x1="18.288cm" svg:y1="8.636cm" svg:x2="15.494cm" svg:y2="5.08cm">
          <text:p/>
        </draw:line>
        <draw:line draw:style-name="gr4" draw:text-style-name="P3" draw:layer="layout" svg:x1="19.812cm" svg:y1="11.684cm" svg:x2="22.606cm" svg:y2="13.716cm">
          <text:p/>
        </draw:line>
        <draw:line draw:style-name="gr4" draw:text-style-name="P3" draw:layer="layout" svg:x1="25.4cm" svg:y1="13.716cm" svg:x2="25.4cm" svg:y2="5.842cm">
          <text:p/>
        </draw:line>
        <draw:frame presentation:style-name="pr1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17.526cm" svg:height="16.256cm" svg:x="9.398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0.762cm" svg:y="3.556cm">
          <text:p text:style-name="P1">Manager.p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1.778cm" svg:x="9.906cm" svg:y="3.302cm">
          <text:p text:style-name="P1">__init__.p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906cm" svg:y1="4.064cm" svg:x2="5.842cm" svg:y2="4.826cm">
          <text:p/>
        </draw:line>
        <draw:custom-shape draw:style-name="gr5" draw:text-style-name="P2" draw:layer="layout" svg:width="6.604cm" svg:height="3.048cm" svg:x="9.906cm" svg:y="13.462cm">
          <text:p text:style-name="P1">Settings.py</text:p>
          <text:p text:style-name="P1">App.config配置相关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19.812cm" svg:y="2.794cm">
          <text:p text:style-name="P1">Views.p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20.32cm" svg:y="13.716cm">
          <text:p text:style-name="P1">Models.p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3.048cm" svg:x="15.24cm" svg:y="8.636cm">
          <text:p text:style-name="P1">Ext.p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208cm" svg:y1="13.462cm" svg:x2="13.208cm" svg:y2="5.08cm">
          <text:p/>
        </draw:line>
        <draw:line draw:style-name="gr4" draw:text-style-name="P3" draw:layer="layout" svg:x1="18.288cm" svg:y1="8.636cm" svg:x2="15.494cm" svg:y2="5.08cm">
          <text:p/>
        </draw:line>
        <draw:line draw:style-name="gr4" draw:text-style-name="P3" draw:layer="layout" svg:x1="19.812cm" svg:y1="11.684cm" svg:x2="22.606cm" svg:y2="13.716cm">
          <text:p/>
        </draw:line>
        <draw:line draw:style-name="gr4" draw:text-style-name="P3" draw:layer="layout" svg:x1="25.4cm" svg:y1="13.716cm" svg:x2="25.4cm" svg:y2="5.842cm">
          <text:p/>
        </draw:line>
        <draw:line draw:style-name="gr4" draw:text-style-name="P3" draw:layer="layout" svg:x1="22.606cm" svg:y1="5.842cm" svg:x2="20.066cm" svg:y2="8.636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5:57:24.962377558</meta:creation-date>
    <dc:date>2018-08-01T16:29:16.805657197</dc:date>
    <meta:editing-duration>PT24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